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37.61mm"/>
    </style:style>
    <style:style style:name="co37" style:family="table-column">
      <style:table-column-properties fo:break-before="auto" style:column-width="40.2mm"/>
    </style:style>
    <style:style style:name="co38" style:family="table-column">
      <style:table-column-properties fo:break-before="auto" style:column-width="35.88mm"/>
    </style:style>
    <style:style style:name="co39" style:family="table-column">
      <style:table-column-properties fo:break-before="auto" style:column-width="33.64mm"/>
    </style:style>
    <style:style style:name="co40" style:family="table-column">
      <style:table-column-properties fo:break-before="auto" style:column-width="78.92mm"/>
    </style:style>
    <style:style style:name="co41" style:family="table-column">
      <style:table-column-properties fo:break-before="auto" style:column-width="81.53mm"/>
    </style:style>
    <style:style style:name="co42" style:family="table-column">
      <style:table-column-properties fo:break-before="auto" style:column-width="40.43mm"/>
    </style:style>
    <style:style style:name="co43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4.87mm" fo:break-before="page" style:use-optimal-row-height="true"/>
    </style:style>
    <style:style style:name="ro14" style:family="table-row">
      <style:table-row-properties style:row-height="13.81mm" fo:break-before="auto" style:use-optimal-row-height="true"/>
    </style:style>
    <style:style style:name="ro15" style:family="table-row">
      <style:table-row-properties style:row-height="20.39mm" fo:break-before="auto" style:use-optimal-row-height="true"/>
    </style:style>
    <style:style style:name="ro16" style:family="table-row">
      <style:table-row-properties style:row-height="7.23mm" fo:break-before="auto" style:use-optimal-row-height="true"/>
    </style:style>
    <style:style style:name="ro17" style:family="table-row">
      <style:table-row-properties style:row-height="8.63mm" fo:break-before="auto" style:use-optimal-row-height="true"/>
    </style:style>
    <style:style style:name="ro18" style:family="table-row">
      <style:table-row-properties style:row-height="26.97mm" fo:break-before="auto" style:use-optimal-row-height="true"/>
    </style:style>
    <style:style style:name="ro19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1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8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9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1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0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1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2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3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5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0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number-columns-repeated="1017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LB_Hab_10</text:p>
          </table:table-cell>
          <table:table-cell office:value-type="string" calcext:value-type="string">
            <text:p>Madrier intérieur Lisse Basse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MLB_Hab_11</text:p>
          </table:table-cell>
          <table:table-cell office:value-type="string" calcext:value-type="string">
            <text:p>Madrier ex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6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₆</text:p>
          </table:table-cell>
          <table:table-cell office:value-type="string" calcext:value-type="string">
            <text:p>Madrier in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₇</text:p>
          </table:table-cell>
          <table:table-cell office:value-type="string" calcext:value-type="string">
            <text:p>Madrier in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MLB_Hab_12</text:p>
          </table:table-cell>
          <table:table-cell office:value-type="string" calcext:value-type="string">
            <text:p>Madrier ex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220" calcext:value-type="float">
            <text:p>1220</text:p>
          </table:table-cell>
          <table:table-cell office:value-type="string" calcext:value-type="string">
            <text:p>MLB_Hab_13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8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0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LB_Mus₈</text:p>
          </table:table-cell>
          <table:table-cell office:value-type="string" calcext:value-type="string">
            <text:p>Madrier intérieur Lisse Basse Mur Ouest Salle Musique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LB_Hab_14</text:p>
          </table:table-cell>
          <table:table-cell office:value-type="string" calcext:value-type="string">
            <text:p>Madrier intérieur Lisse Basse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LB_Hab_15</text:p>
          </table:table-cell>
          <table:table-cell office:value-type="string" calcext:value-type="string">
            <text:p>Madrier in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520" calcext:value-type="float">
            <text:p>1520</text:p>
          </table:table-cell>
          <table:table-cell office:value-type="string" calcext:value-type="string">
            <text:p>MLB_Mus₉</text:p>
          </table:table-cell>
          <table:table-cell office:value-type="string" calcext:value-type="string">
            <text:p>Madrier intérieur Lisse Basse Mur Ouest Salle Musique – Sud</text:p>
          </table:table-cell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3">
          <table:table-cell table:style-name="ce70" office:value-type="string" calcext:value-type="string">
            <text:p>Précadres</text:p>
          </table:table-cell>
          <table:table-cell table:style-name="ce70" table:number-columns-repeated="1023"/>
        </table:table-row>
        <table:table-row table:style-name="ro11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Ossatur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Raid_Sud₁</text:p>
          </table:table-cell>
          <table:table-cell office:value-type="string" calcext:value-type="string">
            <text:p>Mur Su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Raid_Sud₂</text:p>
          </table:table-cell>
          <table:table-cell office:value-type="string" calcext:value-type="string">
            <text:p>Mur Su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Raid_Sud₃</text:p>
          </table:table-cell>
          <table:table-cell office:value-type="string" calcext:value-type="string">
            <text:p>Mur Sud Habitation – 2e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Raid_Sud₄</text:p>
          </table:table-cell>
          <table:table-cell office:value-type="string" calcext:value-type="string">
            <text:p>Mur Su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Raid_Sud₅</text:p>
          </table:table-cell>
          <table:table-cell office:value-type="string" calcext:value-type="string">
            <text:p>Mur Sud Habitation – Centr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Lisses Hautes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Salle Musique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₁</text:p>
          </table:table-cell>
          <table:table-cell office:value-type="string" calcext:value-type="string">
            <text:p>Madrier ex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₁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₂</text:p>
          </table:table-cell>
          <table:table-cell office:value-type="string" calcext:value-type="string">
            <text:p>Madrier ex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₂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₃</text:p>
          </table:table-cell>
          <table:table-cell office:value-type="string" calcext:value-type="string">
            <text:p>Madrier in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₃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₄</text:p>
          </table:table-cell>
          <table:table-cell office:value-type="string" calcext:value-type="string">
            <text:p>Madrier in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₄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₅</text:p>
          </table:table-cell>
          <table:table-cell office:value-type="string" calcext:value-type="string">
            <text:p>Madrier ex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₆</text:p>
          </table:table-cell>
          <table:table-cell office:value-type="string" calcext:value-type="string">
            <text:p>Madrier ex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₇</text:p>
          </table:table-cell>
          <table:table-cell office:value-type="string" calcext:value-type="string">
            <text:p>Madrier in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₈</text:p>
          </table:table-cell>
          <table:table-cell office:value-type="string" calcext:value-type="string">
            <text:p>Madrier in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₉</text:p>
          </table:table-cell>
          <table:table-cell office:value-type="string" calcext:value-type="string">
            <text:p>Madrier ex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_10</text:p>
          </table:table-cell>
          <table:table-cell office:value-type="string" calcext:value-type="string">
            <text:p>Madrier ex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1</text:p>
          </table:table-cell>
          <table:table-cell office:value-type="string" calcext:value-type="string">
            <text:p>Madrier in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2</text:p>
          </table:table-cell>
          <table:table-cell office:value-type="string" calcext:value-type="string">
            <text:p>Madrier in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3</text:p>
          </table:table-cell>
          <table:table-cell office:value-type="string" calcext:value-type="string">
            <text:p>Madrier ex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4</text:p>
          </table:table-cell>
          <table:table-cell office:value-type="string" calcext:value-type="string">
            <text:p>Madrier ex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5</text:p>
          </table:table-cell>
          <table:table-cell office:value-type="string" calcext:value-type="string">
            <text:p>Madrier in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₅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6</text:p>
          </table:table-cell>
          <table:table-cell office:value-type="string" calcext:value-type="string">
            <text:p>Madrier in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₆</text:p>
          </table:table-cell>
          <table:table-cell table:number-columns-repeated="1018"/>
        </table:table-row>
        <table:table-row table:style-name="ro13">
          <table:table-cell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Habitation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MLH_Hab₁</text:p>
          </table:table-cell>
          <table:table-cell office:value-type="string" calcext:value-type="string">
            <text:p>Madrier in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MLH_Hab₂</text:p>
          </table:table-cell>
          <table:table-cell office:value-type="string" calcext:value-type="string">
            <text:p>Madrier in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₇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₃</text:p>
          </table:table-cell>
          <table:table-cell office:value-type="string" calcext:value-type="string">
            <text:p>Madrier in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₈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₄</text:p>
          </table:table-cell>
          <table:table-cell office:value-type="string" calcext:value-type="string">
            <text:p>Madrier extérieur – Joue in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₉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MLH_Hab₅</text:p>
          </table:table-cell>
          <table:table-cell office:value-type="string" calcext:value-type="string">
            <text:p>Madrier ex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05" calcext:value-type="float">
            <text:p>2505</text:p>
          </table:table-cell>
          <table:table-cell office:value-type="string" calcext:value-type="string">
            <text:p>MLH_Hab₆</text:p>
          </table:table-cell>
          <table:table-cell office:value-type="string" calcext:value-type="string">
            <text:p>Madrier extérieur – Joue extérieure Lisse Haute – Mur Nor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H_Hab₇</text:p>
          </table:table-cell>
          <table:table-cell office:value-type="string" calcext:value-type="string">
            <text:p>Madrier ex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20" calcext:value-type="float">
            <text:p>5720</text:p>
          </table:table-cell>
          <table:table-cell office:value-type="string" calcext:value-type="string">
            <text:p>MLH_Hab₈</text:p>
          </table:table-cell>
          <table:table-cell office:value-type="string" calcext:value-type="string">
            <text:p>Madrier intérieur – Joue in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MLH_Hab₉</text:p>
          </table:table-cell>
          <table:table-cell office:value-type="string" calcext:value-type="string">
            <text:p>Madrier extérieur – Joue ex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LH_Hab_10</text:p>
          </table:table-cell>
          <table:table-cell office:value-type="string" calcext:value-type="string">
            <text:p>Madrier ex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605" calcext:value-type="float">
            <text:p>2605</text:p>
          </table:table-cell>
          <table:table-cell office:value-type="string" calcext:value-type="string">
            <text:p>MLH_Hab_11</text:p>
          </table:table-cell>
          <table:table-cell office:value-type="string" calcext:value-type="string">
            <text:p>Madrier ex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12</text:p>
          </table:table-cell>
          <table:table-cell office:value-type="string" calcext:value-type="string">
            <text:p>Madrier extérieur – Joue intérieure Lisse Haute – Mur Nord Habitation – 2<text:span text:style-name="T2">e</text:span>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Hab_13</text:p>
          </table:table-cell>
          <table:table-cell office:value-type="string" calcext:value-type="string">
            <text:p>Madrier in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MLH_Hab_14</text:p>
          </table:table-cell>
          <table:table-cell office:value-type="string" calcext:value-type="string">
            <text:p>Madrier intérieur – Joue ex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MLH_Hab_15</text:p>
          </table:table-cell>
          <table:table-cell office:value-type="string" calcext:value-type="string">
            <text:p>Madrier in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23" calcext:value-type="float">
            <text:p>2823</text:p>
          </table:table-cell>
          <table:table-cell office:value-type="string" calcext:value-type="string">
            <text:p>MLH_Hab_16</text:p>
          </table:table-cell>
          <table:table-cell office:value-type="string" calcext:value-type="string">
            <text:p>Madrier extérieur – Joue ex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35" calcext:value-type="float">
            <text:p>3235</text:p>
          </table:table-cell>
          <table:table-cell office:value-type="string" calcext:value-type="string">
            <text:p>MLH_Hab_17</text:p>
          </table:table-cell>
          <table:table-cell office:value-type="string" calcext:value-type="string">
            <text:p>Madrier extérieur – Joue in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80" calcext:value-type="float">
            <text:p>2480</text:p>
          </table:table-cell>
          <table:table-cell office:value-type="string" calcext:value-type="string">
            <text:p>MLH_Hab_18</text:p>
          </table:table-cell>
          <table:table-cell office:value-type="string" calcext:value-type="string">
            <text:p>Madrier intérieur – Joue in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2972" calcext:value-type="float">
            <text:p>2972</text:p>
          </table:table-cell>
          <table:table-cell office:value-type="string" calcext:value-type="string">
            <text:p>MLH_Hab_19</text:p>
          </table:table-cell>
          <table:table-cell office:value-type="string" calcext:value-type="string">
            <text:p>Madrier extérieur – Joue ex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51" calcext:value-type="float">
            <text:p>2551</text:p>
          </table:table-cell>
          <table:table-cell office:value-type="string" calcext:value-type="string">
            <text:p>MLH_Hab_20</text:p>
          </table:table-cell>
          <table:table-cell office:value-type="string" calcext:value-type="string">
            <text:p>Madrier intérieur – Joue ex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6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72" calcext:value-type="float">
            <text:p>5772</text:p>
          </table:table-cell>
          <table:table-cell office:value-type="string" calcext:value-type="string">
            <text:p>MLH_Hab_21</text:p>
          </table:table-cell>
          <table:table-cell office:value-type="string" calcext:value-type="string">
            <text:p>Madrier intérieur – Joue extérieure Lisse Haute – Mur Ouest Habitation – Sud – à dégrossir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22</text:p>
          </table:table-cell>
          <table:table-cell office:value-type="string" calcext:value-type="string">
            <text:p>Madrier intérieur – Joue in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23</text:p>
          </table:table-cell>
          <table:table-cell office:value-type="string" calcext:value-type="string">
            <text:p>Madrier ex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396" calcext:value-type="float">
            <text:p>5396</text:p>
          </table:table-cell>
          <table:table-cell office:value-type="string" calcext:value-type="string">
            <text:p>MLH_Hab_24</text:p>
          </table:table-cell>
          <table:table-cell office:value-type="string" calcext:value-type="string">
            <text:p>Madrier extérieur – Joue ex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359" calcext:value-type="float">
            <text:p>5359</text:p>
          </table:table-cell>
          <table:table-cell office:value-type="string" calcext:value-type="string">
            <text:p>MLH_Hab_25</text:p>
          </table:table-cell>
          <table:table-cell office:value-type="string" calcext:value-type="string">
            <text:p>Madrier extérieur – Joue in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10" calcext:value-type="float">
            <text:p>5210</text:p>
          </table:table-cell>
          <table:table-cell office:value-type="string" calcext:value-type="string">
            <text:p>MLH_Hab_26</text:p>
          </table:table-cell>
          <table:table-cell office:value-type="string" calcext:value-type="string">
            <text:p>Madrier intérieur – Joue in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MLH_Hab_27</text:p>
          </table:table-cell>
          <table:table-cell office:value-type="string" calcext:value-type="string">
            <text:p>Madrier intérieur – Joue extérieure Lisse Haute – Mur Est Habitation – Sud – à dégrossir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MLH_Hab_28</text:p>
          </table:table-cell>
          <table:table-cell office:value-type="string" calcext:value-type="string">
            <text:p>Madrier extérieur – Joue in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235" calcext:value-type="float">
            <text:p>2235</text:p>
          </table:table-cell>
          <table:table-cell office:value-type="string" calcext:value-type="string">
            <text:p>MLH_Hab_29</text:p>
          </table:table-cell>
          <table:table-cell office:value-type="string" calcext:value-type="string">
            <text:p>Madrier intérieur – Joue in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MLH_Hab_30</text:p>
          </table:table-cell>
          <table:table-cell office:value-type="string" calcext:value-type="string">
            <text:p>Madrier extérieur – Joue in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Entretoises sup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LH_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6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LH_3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Ossature suit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Module 1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₁</text:p>
          </table:table-cell>
          <table:table-cell office:value-type="string" calcext:value-type="string">
            <text:p>Module Ouest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₁</text:p>
          </table:table-cell>
          <table:table-cell office:value-type="string" calcext:value-type="string">
            <text:p>Module Ou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₂</text:p>
          </table:table-cell>
          <table:table-cell office:value-type="string" calcext:value-type="string">
            <text:p>Module Ouest – Montant Connexion Précadre PP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₂</text:p>
          </table:table-cell>
          <table:table-cell office:value-type="string" calcext:value-type="string">
            <text:p>Module Ouest – au-dessus Linteau – Second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3</text:p>
          </table:table-cell>
          <table:table-cell office:value-type="string" calcext:value-type="string">
            <text:p>Module Ouest – 3<text:span text:style-name="T2">e</text:span> Montant Ou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3</text:p>
          </table:table-cell>
          <table:table-cell office:value-type="string" calcext:value-type="string">
            <text:p>Module Ouest – au-dessus Linteau – 3<text:span text:style-name="T2">e</text:span>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₄</text:p>
          </table:table-cell>
          <table:table-cell office:value-type="string" calcext:value-type="string">
            <text:p>Module Ouest – 2nd Montant 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₄</text:p>
          </table:table-cell>
          <table:table-cell office:value-type="string" calcext:value-type="string">
            <text:p>Module Ouest – au-dessus Linteau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₅</text:p>
          </table:table-cell>
          <table:table-cell office:value-type="string" calcext:value-type="string">
            <text:p>Module Ouest – Montant Est – Joint Module suiv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2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2_Pmon₁</text:p>
          </table:table-cell>
          <table:table-cell office:value-type="string" calcext:value-type="string">
            <text:p>2nd Module Ou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_MMon₁</text:p>
          </table:table-cell>
          <table:table-cell office:value-type="string" calcext:value-type="string">
            <text:p>Module Ouest – Montant bord Baie Oues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05" calcext:value-type="float">
            <text:p>2205</text:p>
          </table:table-cell>
          <table:table-cell office:value-type="string" calcext:value-type="string">
            <text:p>MO5_LinC₁</text:p>
          </table:table-cell>
          <table:table-cell office:value-type="string" calcext:value-type="string">
            <text:p>Module Est – Linteau sur chan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_MMon₂</text:p>
          </table:table-cell>
          <table:table-cell office:value-type="string" calcext:value-type="string">
            <text:p>Module Ouest – Montant bord Baie Es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05" calcext:value-type="float">
            <text:p>2205</text:p>
          </table:table-cell>
          <table:table-cell office:value-type="string" calcext:value-type="string">
            <text:p>MO5_LinC₂</text:p>
          </table:table-cell>
          <table:table-cell office:value-type="string" calcext:value-type="string">
            <text:p>Module Est – Linteau sur chan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MO_LinC₁</text:p>
          </table:table-cell>
          <table:table-cell office:value-type="string" calcext:value-type="string">
            <text:p>Module Ouest – Linteau sur ch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65" calcext:value-type="float">
            <text:p>2265</text:p>
          </table:table-cell>
          <table:table-cell office:value-type="string" calcext:value-type="string">
            <text:p>MO5_MMon₁</text:p>
          </table:table-cell>
          <table:table-cell office:value-type="string" calcext:value-type="string">
            <text:p>Module Est – Montant bord Bai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MO_LinC₂</text:p>
          </table:table-cell>
          <table:table-cell office:value-type="string" calcext:value-type="string">
            <text:p>Module Ouest – Linteau sur ch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65" calcext:value-type="float">
            <text:p>2265</text:p>
          </table:table-cell>
          <table:table-cell office:value-type="string" calcext:value-type="string">
            <text:p>MO5_MMon2</text:p>
          </table:table-cell>
          <table:table-cell office:value-type="string" calcext:value-type="string">
            <text:p>Module Est – Montant bord Bai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MO_LinAP</text:p>
          </table:table-cell>
          <table:table-cell office:value-type="string" calcext:value-type="string">
            <text:p>Module Ouest – Linteau à pla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65" calcext:value-type="float">
            <text:p>2265</text:p>
          </table:table-cell>
          <table:table-cell office:value-type="string" calcext:value-type="string">
            <text:p>MO2_Mmon₁</text:p>
          </table:table-cell>
          <table:table-cell office:value-type="string" calcext:value-type="string">
            <text:p>2nd Module Ouest – Montant bord Bai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MLHO_1C</text:p>
          </table:table-cell>
          <table:table-cell office:value-type="string" calcext:value-type="string">
            <text:p>Module Ouest – Lisse Haute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4" calcext:value-type="float">
            <text:p>4</text:p>
          </table:table-cell>
          <table:table-cell office:value-type="float" office:value="3875" calcext:value-type="float">
            <text:p>3875</text:p>
          </table:table-cell>
          <table:table-cell office:value-type="string" calcext:value-type="string">
            <text:p>MLHO_1AP</text:p>
          </table:table-cell>
          <table:table-cell office:value-type="string" calcext:value-type="string">
            <text:p>Module Ouest – Lisse Haute à plat</text:p>
          </table:table-cell>
          <table:table-cell table:number-columns-repeated="1017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office:value-type="string" calcext:value-type="string">
            <text:p>Module 5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₁</text:p>
          </table:table-cell>
          <table:table-cell office:value-type="string" calcext:value-type="string">
            <text:p>Module Est – Montant Ouest – Joint Module Suiv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5_PMon₁</text:p>
          </table:table-cell>
          <table:table-cell office:value-type="string" calcext:value-type="string">
            <text:p>Module 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₂</text:p>
          </table:table-cell>
          <table:table-cell office:value-type="string" calcext:value-type="string">
            <text:p>Module Est – 2nd Montant Ou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5_PMon₂</text:p>
          </table:table-cell>
          <table:table-cell office:value-type="string" calcext:value-type="string">
            <text:p>Module Est – au-dessus Linteau – Montant Central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₃</text:p>
          </table:table-cell>
          <table:table-cell office:value-type="string" calcext:value-type="string">
            <text:p>Module Est – 3<text:span text:style-name="T2">e</text:span> Montant 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5_PMon₃</text:p>
          </table:table-cell>
          <table:table-cell office:value-type="string" calcext:value-type="string">
            <text:p>Module Est – au-dessus Linteau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₄</text:p>
          </table:table-cell>
          <table:table-cell office:value-type="string" calcext:value-type="string">
            <text:p>Module Est – Montant Connexion Précadre PP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2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2_PMon₂</text:p>
          </table:table-cell>
          <table:table-cell office:value-type="string" calcext:value-type="string">
            <text:p>2nd Module Ouest – au-dessus Linteau – 2nd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₅</text:p>
          </table:table-cell>
          <table:table-cell office:value-type="string" calcext:value-type="string">
            <text:p>Module Est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2_PMon₃</text:p>
          </table:table-cell>
          <table:table-cell office:value-type="string" calcext:value-type="string">
            <text:p>2nd Module Ouest – au-dessus Linteau – 3<text:span text:style-name="T2">e</text:span>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(module 2)</text:p>
          </table:table-cell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2_Mon₁</text:p>
          </table:table-cell>
          <table:table-cell office:value-type="string" calcext:value-type="string">
            <text:p>2nd Module Ouest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205" calcext:value-type="float">
            <text:p>2205</text:p>
          </table:table-cell>
          <table:table-cell office:value-type="string" calcext:value-type="string">
            <text:p>MO5_LinAP</text:p>
          </table:table-cell>
          <table:table-cell office:value-type="string" calcext:value-type="string">
            <text:p>Module Est – Linteau à pla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3380" calcext:value-type="float">
            <text:p>3380</text:p>
          </table:table-cell>
          <table:table-cell office:value-type="string" calcext:value-type="string">
            <text:p>MLHO5_1C</text:p>
          </table:table-cell>
          <table:table-cell office:value-type="string" calcext:value-type="string">
            <text:p>Module Est – Lisse Haute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MLHO5_1AP</text:p>
          </table:table-cell>
          <table:table-cell office:value-type="string" calcext:value-type="string">
            <text:p>Module Est – Lisse Haute à plat</text:p>
          </table:table-cell>
          <table:table-cell table:number-columns-repeated="1017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office:value-type="string" calcext:value-type="string">
            <text:p>Module 2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2_Mon₂</text:p>
          </table:table-cell>
          <table:table-cell office:value-type="string" calcext:value-type="string">
            <text:p>2nd Module Ouest – 2nd Montant Ou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2_PMon₄</text:p>
          </table:table-cell>
          <table:table-cell office:value-type="string" calcext:value-type="string">
            <text:p>2nd Module Ouest – au-dessus Linteau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2_Mon₃</text:p>
          </table:table-cell>
          <table:table-cell office:value-type="string" calcext:value-type="string">
            <text:p>2nd Module Ouest – 2nd Montant Est – Limite Bai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3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3_PMon₁</text:p>
          </table:table-cell>
          <table:table-cell office:value-type="string" calcext:value-type="string">
            <text:p>Module Centre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2_Mon4</text:p>
          </table:table-cell>
          <table:table-cell office:value-type="string" calcext:value-type="string">
            <text:p>2nd Module Ouest – Montant Est – Joint Module Suiv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3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3_PMon2</text:p>
          </table:table-cell>
          <table:table-cell office:value-type="string" calcext:value-type="string">
            <text:p>Module Centre – au-dessus Linteau – 2nd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2_Mmon₂</text:p>
          </table:table-cell>
          <table:table-cell office:value-type="string" calcext:value-type="string">
            <text:p>2nd Module Ouest – Montant bord Baie Es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4)</text:p>
          </table:table-cell>
          <table:table-cell table:number-columns-repeated="3"/>
          <table:table-cell office:value-type="float" office:value="2589" calcext:value-type="float">
            <text:p>2589</text:p>
          </table:table-cell>
          <table:table-cell office:value-type="string" calcext:value-type="string">
            <text:p>MO4_LinC₁</text:p>
          </table:table-cell>
          <table:table-cell office:value-type="string" calcext:value-type="string">
            <text:p>2nd Module Est – Linteau sur chan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(module 3)</text:p>
          </table:table-cell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MO3_LinC₁</text:p>
          </table:table-cell>
          <table:table-cell office:value-type="string" calcext:value-type="string">
            <text:p>Module Centre – Linteau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10" calcext:value-type="float">
            <text:p>2510</text:p>
          </table:table-cell>
          <table:table-cell office:value-type="string" calcext:value-type="string">
            <text:p>MO2_LinC₁</text:p>
          </table:table-cell>
          <table:table-cell office:value-type="string" calcext:value-type="string">
            <text:p>2nd Module Ouest – Linteau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(module 3)</text:p>
          </table:table-cell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MO3_LinC₂</text:p>
          </table:table-cell>
          <table:table-cell office:value-type="string" calcext:value-type="string">
            <text:p>Module Centre – Linteau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10" calcext:value-type="float">
            <text:p>2510</text:p>
          </table:table-cell>
          <table:table-cell office:value-type="string" calcext:value-type="string">
            <text:p>MO2_LinC₂</text:p>
          </table:table-cell>
          <table:table-cell office:value-type="string" calcext:value-type="string">
            <text:p>2nd Module Ouest – Linteau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(module 3)</text:p>
          </table:table-cell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MO3_LinAP</text:p>
          </table:table-cell>
          <table:table-cell office:value-type="string" calcext:value-type="string">
            <text:p>Module Centre – Linteau à pla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10" calcext:value-type="float">
            <text:p>2510</text:p>
          </table:table-cell>
          <table:table-cell office:value-type="string" calcext:value-type="string">
            <text:p>MO2_LinAP</text:p>
          </table:table-cell>
          <table:table-cell office:value-type="string" calcext:value-type="string">
            <text:p>2nd Module Ouest – Linteau à pla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HO2_1C</text:p>
          </table:table-cell>
          <table:table-cell office:value-type="string" calcext:value-type="string">
            <text:p>2nd Module Ouest – Lisse haute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table:formula="of:=3495+45" office:value-type="float" office:value="3540" calcext:value-type="float">
            <text:p>3540</text:p>
          </table:table-cell>
          <table:table-cell office:value-type="string" calcext:value-type="string">
            <text:p>MLHO2_1AP</text:p>
          </table:table-cell>
          <table:table-cell office:value-type="string" calcext:value-type="string">
            <text:p>2nd Module Ouest – Lisse haute à pla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Module 3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3_Mon₁</text:p>
          </table:table-cell>
          <table:table-cell office:value-type="string" calcext:value-type="string">
            <text:p>Module Centre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3_PMon₃</text:p>
          </table:table-cell>
          <table:table-cell office:value-type="string" calcext:value-type="string">
            <text:p>Module Centre – au-dessus Linteau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3_Mon₂</text:p>
          </table:table-cell>
          <table:table-cell office:value-type="string" calcext:value-type="string">
            <text:p>Module Centre – 2nd Montant Ou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4_PMon₁</text:p>
          </table:table-cell>
          <table:table-cell office:value-type="string" calcext:value-type="string">
            <text:p>2nd Module 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3_Mon₃</text:p>
          </table:table-cell>
          <table:table-cell office:value-type="string" calcext:value-type="string">
            <text:p>Module Centre – 2nd Montant 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4_PMon₂</text:p>
          </table:table-cell>
          <table:table-cell office:value-type="string" calcext:value-type="string">
            <text:p>2nd Module Est – au-dessus Linteau – 2<text:span text:style-name="T2">e</text:span>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3_Mon₄</text:p>
          </table:table-cell>
          <table:table-cell office:value-type="string" calcext:value-type="string">
            <text:p>Module Centre – Montant Est – Joint Module suiv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4_PMon₃</text:p>
          </table:table-cell>
          <table:table-cell office:value-type="string" calcext:value-type="string">
            <text:p>2nd Module Est – au-dessus Linteau – 3<text:span text:style-name="T2">e</text:span>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 table:number-rows-repeated="104800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40" table:default-cell-style-name="ce73"/>
        <table:table-column table:style-name="co34" table:default-cell-style-name="ce73"/>
        <table:table-column table:style-name="co41" table:default-cell-style-name="ce102"/>
        <table:table-column table:style-name="co42" table:default-cell-style-name="ce131"/>
        <table:table-column table:style-name="co34" table:default-cell-style-name="ce146"/>
        <table:table-column table:style-name="co34" table:default-cell-style-name="ce141"/>
        <table:table-column table:style-name="co34" table:default-cell-style-name="ce145"/>
        <table:table-column table:style-name="co34" table:default-cell-style-name="ce141"/>
        <table:table-column table:style-name="co34" table:default-cell-style-name="ce182"/>
        <table:table-column table:style-name="co34" table:default-cell-style-name="ce141"/>
        <table:table-column table:style-name="co34" table:default-cell-style-name="ce196"/>
        <table:table-column table:style-name="co43" table:default-cell-style-name="ce195"/>
        <table:table-column table:style-name="co34" table:default-cell-style-name="ce163"/>
        <table:table-row table:style-name="ro6">
          <table:table-cell table:style-name="ce71" office:value-type="string" calcext:value-type="string">
            <text:p>OSSATURE</text:p>
          </table:table-cell>
          <table:table-cell table:style-name="ce71"/>
          <table:table-cell table:style-name="ce101" office:value-type="string" calcext:value-type="string">
            <text:p>Lisses basses</text:p>
          </table:table-cell>
          <table:table-cell table:style-name="ce130" office:value-type="string" calcext:value-type="string">
            <text:p>45/220</text:p>
          </table:table-cell>
          <table:table-cell table:style-name="ce144"/>
          <table:table-cell table:style-name="ce160"/>
          <table:table-cell table:style-name="ce144"/>
          <table:table-cell table:style-name="ce176"/>
          <table:table-cell table:style-name="ce180" office:value-type="float" office:value="69" calcext:value-type="float">
            <text:p>69,00</text:p>
          </table:table-cell>
          <table:table-cell table:style-name="ce176"/>
          <table:table-cell table:style-name="ce194" table:number-columns-repeated="2"/>
          <table:table-cell table:style-name="ce217"/>
        </table:table-row>
        <table:table-row table:style-name="ro6">
          <table:table-cell table:style-name="ce72" office:value-type="string" calcext:value-type="string">
            <text:p>Principale</text:p>
          </table:table-cell>
          <table:table-cell table:style-name="ce72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138" calcext:value-type="float">
            <text:p>13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288" calcext:value-type="float">
            <text:p>28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2" office:value-type="string" calcext:value-type="string">
            <text:p>45/220</text:p>
          </table:table-cell>
          <table:table-cell/>
          <table:table-cell table:style-name="ce161"/>
          <table:table-cell table:style-name="ce146"/>
          <table:table-cell table:style-name="ce161"/>
          <table:table-cell table:style-name="ce181" office:value-type="float" office:value="69" calcext:value-type="float">
            <text:p>6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:.I4])" office:value-type="float" office:value="564" calcext:value-type="float">
            <text:p>564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5]*[Feuille3.K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2" calcext:value-type="float">
            <text:p>2</text:p>
          </table:table-cell>
          <table:table-cell table:style-name="ce105" office:value-type="string" calcext:value-type="string">
            <text:p>u</text:p>
          </table:table-cell>
          <table:table-cell table:style-name="ce181" table:formula="of:=[Feuille3.E6]*[Feuille3.G6]" office:value-type="float" office:value="86" calcext:value-type="float">
            <text:p>86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/>
          <table:table-cell table:style-name="ce133"/>
          <table:table-cell table:number-columns-repeated="2"/>
          <table:table-cell table:style-name="ce154"/>
          <table:table-cell table:style-name="ce105"/>
          <table:table-cell table:style-name="ce181"/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03" office:value-type="string" calcext:value-type="string">
            <text:p>Echarpes de structure 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2"/>
          <table:table-cell table:style-name="ce154" office:value-type="float" office:value="3" calcext:value-type="float">
            <text:p>3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8]*[Feuille3.G8]" office:value-type="float" office:value="54" calcext:value-type="float">
            <text:p>54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3" office:value-type="string" calcext:value-type="string">
            <text:p>Bandeaux <text:s text:c="24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9]*[Feuille3.G9]" office:value-type="float" office:value="43" calcext:value-type="float">
            <text:p>4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3"/>
          <table:table-cell table:style-name="ce133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10]*[Feuille3.G10]" office:value-type="float" office:value="28" calcext:value-type="float">
            <text:p>28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6:.I10])" office:value-type="float" office:value="211" calcext:value-type="float">
            <text:p>211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1]*[Feuille3.K1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3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4">
          <table:table-cell table:style-name="ce74" office:value-type="string" calcext:value-type="string">
            <text:p>Refend At./</text:p>
          </table:table-cell>
          <table:table-cell table:style-name="ce74"/>
          <table:table-cell table:style-name="ce104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13]*[Feuille3.G13]" office:value-type="float" office:value="54.943" calcext:value-type="float">
            <text:p>54,94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13]" office:value-type="float" office:value="54.943" calcext:value-type="float">
            <text:p>54,94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]*[Feuille3.K1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6]*[Feuille3.G16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7]*[Feuille3.G17]" office:value-type="float" office:value="14" calcext:value-type="float">
            <text:p>1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8]*[Feuille3.G18]" office:value-type="float" office:value="37.5" calcext:value-type="float">
            <text:p>37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9]*[Feuille3.G19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6:.I19])" office:value-type="float" office:value="65.5" calcext:value-type="float">
            <text:p>65,5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0]*[Feuille3.K2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5">
          <table:table-cell table:style-name="ce74" table:number-columns-repeated="2"/>
          <table:table-cell table:style-name="ce104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1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/>
          <table:table-cell table:style-name="ce181" table:formula="of:=[Feuille3.E22]*[Feuille3.G22]" office:value-type="float" office:value="55.11" calcext:value-type="float">
            <text:p>55,11</text:p>
          </table:table-cell>
          <table:table-cell table:style-name="ce161"/>
          <table:table-cell table:style-name="ce195"/>
          <table:table-cell table:style-name="ce196"/>
          <table:table-cell table:style-name="ce218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22]" office:value-type="float" office:value="55.11" calcext:value-type="float">
            <text:p>55,1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3]*[Feuille3.K2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5" table:number-columns-repeated="2"/>
          <table:table-cell table:style-name="ce104"/>
          <table:table-cell table:number-columns-repeated="2"/>
          <table:table-cell table:style-name="ce161"/>
          <table:table-cell table:style-name="ce146"/>
          <table:table-cell table:style-name="ce161"/>
          <table:table-cell table:style-name="ce181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5]*[Feuille3.G25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6]*[Feuille3.G26]" office:value-type="float" office:value="18" calcext:value-type="float">
            <text:p>18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8" calcext:value-type="float">
            <text:p>18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7]*[Feuille3.G27]" office:value-type="float" office:value="54" calcext:value-type="float">
            <text:p>5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8]*[Feuille3.G28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25:.I28])" office:value-type="float" office:value="90" calcext:value-type="float">
            <text:p>9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9]*[Feuille3.K29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16">
          <table:table-cell table:style-name="ce76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6"/>
          <table:table-cell table:style-name="ce105" office:value-type="string" calcext:value-type="string">
            <text:p><text:span text:style-name="T4">Fermacell</text:span><text:span text:style-name="T5"> côté Atel.</text:span></text:p>
          </table:table-cell>
          <table:table-cell table:style-name="ce134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1" office:value-type="string" calcext:value-type="string">
            <text:p>ml</text:p>
          </table:table-cell>
          <table:table-cell table:style-name="ce146" office:value-type="float" office:value="3" calcext:value-type="float">
            <text:p>3,00</text:p>
          </table:table-cell>
          <table:table-cell table:style-name="ce161" office:value-type="string" calcext:value-type="string">
            <text:p>ht</text:p>
          </table:table-cell>
          <table:table-cell table:style-name="ce181" table:formula="of:=[Feuille3.E31]*[Feuille3.G31]" office:value-type="float" office:value="25.5" calcext:value-type="float">
            <text:p>25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covered-table-cell table:style-name="ce76"/>
          <table:table-cell table:style-name="ce76"/>
          <table:table-cell/>
          <table:covered-table-cell table:style-name="ce134"/>
          <table:table-cell/>
          <table:table-cell table:style-name="ce164"/>
          <table:table-cell table:style-name="ce146"/>
          <table:table-cell/>
          <table:table-cell table:style-name="ce163"/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33]*[Feuille3.K3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2">
            <text:p>PLANCHER D'ETAGE</text:p>
          </table:table-cell>
          <table:table-cell table:style-name="ce77"/>
          <table:table-cell table:style-name="ce106"/>
          <table:table-cell table:style-name="ce133"/>
          <table:table-cell table:number-columns-repeated="6"/>
          <table:table-cell table:style-name="ce195"/>
          <table:table-cell/>
          <table:table-cell table:style-name="ce218"/>
        </table:table-row>
        <table:table-row table:style-name="ro6">
          <table:covered-table-cell table:style-name="ce77"/>
          <table:table-cell table:style-name="ce77"/>
          <table:table-cell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3"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3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 table:number-columns-repeated="2"/>
          <table:table-cell table:style-name="ce154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39]*[Feuille3.K39]" office:value-type="float" office:value="0" calcext:value-type="float">
            <text:p>0,00 €</text:p>
          </table:table-cell>
          <table:table-cell table:style-name="ce219"/>
        </table:table-row>
        <table:table-row table:style-name="ro14">
          <table:table-cell table:style-name="ce78" office:value-type="string" calcext:value-type="string">
            <text:p>MURALLIERES</text:p>
          </table:table-cell>
          <table:table-cell table:style-name="ce78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/>
          <table:table-cell table:style-name="ce218"/>
        </table:table-row>
        <table:table-row table:style-name="ro6">
          <table:table-cell table:style-name="ce79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41]*[Feuille3.K4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3"/>
          <table:table-cell table:style-name="ce135"/>
          <table:table-cell table:number-columns-repeated="2"/>
          <table:table-cell table:style-name="ce154"/>
          <table:table-cell table:number-columns-repeated="3"/>
          <table:table-cell table:style-name="ce195"/>
          <table:table-cell/>
          <table:table-cell table:style-name="ce218"/>
        </table:table-row>
        <table:table-row table:style-name="ro14">
          <table:table-cell office:value-type="string" calcext:value-type="string">
            <text:p>SOLIVAGES <text:s text:c="10"/></text:p>
          </table:table-cell>
          <table:table-cell/>
          <table:table-cell table:style-name="ce107" office:value-type="string" calcext:value-type="string">
            <text:p>Solives</text:p>
          </table:table-cell>
          <table:table-cell table:style-name="ce133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1" calcext:value-type="float">
            <text:p>1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3]*[Feuille3.G43]" office:value-type="float" office:value="38.5" calcext:value-type="float">
            <text:p>38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8"/>
          <table:table-cell/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6" calcext:value-type="float">
            <text:p>6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4]*[Feuille3.G44]" office:value-type="float" office:value="21" calcext:value-type="float">
            <text:p>21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table:style-name="ce106"/>
          <table:table-cell/>
          <table:table-cell office:value-type="float" office:value="2.5" calcext:value-type="float">
            <text:p>2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7" calcext:value-type="float">
            <text:p>7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5]*[Feuille3.G45]" office:value-type="float" office:value="17.5" calcext:value-type="float">
            <text:p>17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72"/>
          <table:table-cell table:style-name="ce177"/>
          <table:table-cell table:formula="of:=SUM([Feuille3.I43:.I45])" office:value-type="float" office:value="77" calcext:value-type="float">
            <text:p>77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46]*[Feuille3.K4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0" office:value-type="string" calcext:value-type="string">
            <text:p>PREAU</text:p>
          </table:table-cell>
          <table:table-cell table:style-name="ce80"/>
          <table:table-cell table:style-name="ce109"/>
          <table:table-cell table:number-columns-repeated="5"/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TEAUX</text:p>
          </table:table-cell>
          <table:table-cell table:style-name="ce81"/>
          <table:table-cell table:style-name="ce109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5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3]*[Feuille3.G53]" office:value-type="float" office:value="5" calcext:value-type="float">
            <text:p>5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3"/>
          <table:table-cell table:style-name="ce85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4]*[Feuille3.G54]" office:value-type="float" office:value="3" calcext:value-type="float">
            <text:p>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5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2" office:value-type="string" calcext:value-type="string">
            <text:p>PANNES</text:p>
          </table:table-cell>
          <table:table-cell table:style-name="ce82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2"/>
          <table:table-cell table:style-name="ce154"/>
          <table:table-cell table:style-name="ce161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CHARPENTE</text:p>
          </table:table-cell>
          <table:table-cell table:style-name="ce7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Support poutres I </text:p>
          </table:table-cell>
          <table:table-cell table:style-name="ce72"/>
          <table:table-cell table:style-name="ce106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2" table:number-columns-repeated="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UTRE EN I</text:p>
          </table:table-cell>
          <table:table-cell table:style-name="ce81"/>
          <table:table-cell table:style-name="ce109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6"/>
          <table:table-cell/>
        </table:table-row>
        <table:table-row table:style-name="ro6">
          <table:table-cell table:number-columns-repeated="2"/>
          <table:table-cell table:style-name="ce110" office:value-type="string" calcext:value-type="string">
            <text:p>Chevrons rabotés</text:p>
          </table:table-cell>
          <table:table-cell table:style-name="ce85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OSB Ame</text:p>
          </table:table-cell>
          <table:table-cell table:style-name="ce85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style-name="ce147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Goussets ep. 15 mm</text:p>
          </table:table-cell>
          <table:table-cell table:style-name="ce85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4">
          <table:table-cell table:style-name="ce74" table:number-columns-repeated="2"/>
          <table:table-cell table:style-name="ce11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76]*[Feuille3.G76]" office:value-type="float" office:value="95.3069" calcext:value-type="float">
            <text:p>95,31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76]" office:value-type="float" office:value="95.3069" calcext:value-type="float">
            <text:p>95,3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73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DALLES TOITURE</text:p>
          </table:table-cell>
          <table:table-cell table:style-name="ce81"/>
          <table:table-cell table:style-name="ce111" office:value-type="string" calcext:value-type="string">
            <text:p>DFP <text:s/>ou Agepan</text:p>
          </table:table-cell>
          <table:table-cell table:style-name="ce85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1" table:number-rows-spanned="2">
            <text:p>Tps de fabric. De poutre en I</text:p>
          </table:table-cell>
          <table:table-cell table:style-name="ce83"/>
          <table:table-cell table:style-name="ce111" office:value-type="string" calcext:value-type="string">
            <text:p>OSB pr âmes</text:p>
          </table:table-cell>
          <table:table-cell table:style-name="ce85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covered-table-cell table:style-name="ce83"/>
          <table:table-cell table:style-name="ce83"/>
          <table:table-cell table:style-name="ce113" office:value-type="string" calcext:value-type="string">
            <text:p>Poutre</text:p>
          </table:table-cell>
          <table:table-cell table:style-name="ce86"/>
          <table:table-cell/>
          <table:table-cell table:style-name="ce143"/>
          <table:table-cell table:formula="of:=[Feuille3.G68]" office:value-type="float" office:value="26" calcext:value-type="float">
            <text:p>26</text:p>
          </table:table-cell>
          <table:table-cell table:style-name="ce143" office:value-type="string" calcext:value-type="string">
            <text:p>u</text:p>
          </table:table-cell>
          <table:table-cell/>
          <table:table-cell table:style-name="ce143"/>
          <table:table-cell table:style-name="ce198" table:number-columns-repeated="2"/>
          <table:table-cell table:style-name="ce215"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99" table:number-columns-repeated="2"/>
          <table:table-cell/>
        </table:table-row>
        <table:table-row table:style-name="ro6" table:number-rows-repeated="2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0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5"/>
          <table:covered-table-cell table:style-name="ce189"/>
          <table:table-cell table:style-name="ce201"/>
          <table:table-cell table:style-name="ce212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3"/>
          <table:table-cell table:style-name="ce199"/>
          <table:table-cell/>
        </table:table-row>
        <table:table-row table:style-name="ro6" table:number-rows-repeated="9">
          <table:table-cell table:style-name="ce85" table:number-columns-repeated="2"/>
          <table:table-cell table:style-name="ce115"/>
          <table:table-cell table:style-name="ce85"/>
          <table:table-cell table:style-name="ce151"/>
          <table:table-cell table:style-name="ce166"/>
          <table:table-cell table:style-name="ce174"/>
          <table:table-cell table:style-name="ce166" table:number-columns-repeated="3"/>
          <table:table-cell table:style-name="ce163"/>
          <table:table-cell table:style-name="ce213"/>
          <table:table-cell/>
        </table:table-row>
        <table:table-row table:style-name="ro6">
          <table:table-cell table:style-name="ce86" table:number-columns-repeated="2"/>
          <table:table-cell table:style-name="ce115"/>
          <table:table-cell table:style-name="ce85"/>
          <table:table-cell table:style-name="ce115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7" office:value-type="string" calcext:value-type="string" table:number-columns-spanned="1" table:number-rows-spanned="2">
            <text:p>LOCALISATION</text:p>
          </table:table-cell>
          <table:table-cell table:style-name="ce87"/>
          <table:table-cell table:style-name="ce87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3"/>
          <table:table-cell table:style-name="ce11" table:number-columns-repeated="4"/>
        </table:table-row>
        <table:table-row table:style-name="ro6">
          <table:covered-table-cell table:style-name="ce88"/>
          <table:table-cell table:style-name="ce88"/>
          <table:covered-table-cell table:style-name="ce88"/>
          <table:table-cell table:style-name="ce136" office:value-type="string" calcext:value-type="string">
            <text:p>Sections</text:p>
          </table:table-cell>
          <table:table-cell table:style-name="ce152" office:value-type="string" calcext:value-type="string" table:number-columns-spanned="2" table:number-rows-spanned="1">
            <text:p>Qtité</text:p>
          </table:table-cell>
          <table:covered-table-cell table:style-name="ce167"/>
          <table:table-cell table:style-name="ce152" office:value-type="string" calcext:value-type="string" table:number-columns-spanned="2" table:number-rows-spanned="1">
            <text:p>Nbre</text:p>
          </table:table-cell>
          <table:covered-table-cell table:style-name="ce167"/>
          <table:table-cell table:style-name="ce184" office:value-type="string" calcext:value-type="string">
            <text:p>Total</text:p>
          </table:table-cell>
          <table:table-cell table:style-name="ce190" office:value-type="string" calcext:value-type="string">
            <text:p>U</text:p>
          </table:table-cell>
          <table:table-cell table:style-name="ce202" office:value-type="string" calcext:value-type="string">
            <text:p>Coût U.</text:p>
          </table:table-cell>
          <table:table-cell table:style-name="ce158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9" table:number-columns-spanned="3" table:number-rows-spanned="1"/>
          <table:covered-table-cell table:style-name="ce89"/>
          <table:covered-table-cell table:style-name="ce116"/>
          <table:table-cell table:style-name="ce137"/>
          <table:table-cell table:style-name="ce89" office:value-type="string" calcext:value-type="string" table:number-columns-spanned="2" table:number-rows-spanned="1">
            <text:p>A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B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A*B=C</text:p>
          </table:table-cell>
          <table:covered-table-cell table:style-name="ce116"/>
          <table:table-cell table:style-name="ce203" office:value-type="string" calcext:value-type="string">
            <text:p>D</text:p>
          </table:table-cell>
          <table:table-cell table:style-name="ce203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1" office:value-type="string" calcext:value-type="string">
            <text:p>TOITURE</text:p>
          </table:table-cell>
          <table:table-cell table:style-name="ce71"/>
          <table:table-cell table:style-name="ce117"/>
          <table:table-cell table:style-name="ce138"/>
          <table:table-cell table:style-name="ce153"/>
          <table:table-cell table:style-name="ce168"/>
          <table:table-cell table:style-name="ce153"/>
          <table:table-cell table:style-name="ce178"/>
          <table:table-cell table:style-name="ce185"/>
          <table:table-cell table:style-name="ce178"/>
          <table:table-cell table:style-name="ce204"/>
          <table:table-cell table:style-name="ce194"/>
          <table:table-cell table:style-name="ce217"/>
        </table:table-row>
        <table:table-row table:style-name="ro6">
          <table:table-cell table:style-name="ce72" office:value-type="string" calcext:value-type="string">
            <text:p>Toiture +préau</text:p>
          </table:table-cell>
          <table:table-cell table:style-name="ce72"/>
          <table:table-cell table:style-name="ce103"/>
          <table:table-cell table:number-columns-repeated="6"/>
          <table:table-cell table:style-name="ce191"/>
          <table:table-cell/>
          <table:table-cell table:style-name="ce205"/>
          <table:table-cell table:style-name="ce220"/>
        </table:table-row>
        <table:table-row table:style-name="ro14">
          <table:table-cell table:style-name="ce74" office:value-type="string" calcext:value-type="string">
            <text:p>Entraxe 600</text:p>
          </table:table-cell>
          <table:table-cell table:style-name="ce74"/>
          <table:table-cell table:style-name="ce118" office:value-type="string" calcext:value-type="string" table:number-columns-spanned="1" table:number-rows-spanned="2">
            <text:p>Chevron vide d'air + débords nord et sud</text:p>
          </table:table-cell>
          <table:table-cell table:style-name="ce139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5"/>
          <table:table-cell table:style-name="ce220"/>
        </table:table-row>
        <table:table-row table:style-name="ro16">
          <table:table-cell table:style-name="ce74" table:number-columns-repeated="2"/>
          <table:covered-table-cell table:style-name="ce118"/>
          <table:table-cell table:style-name="ce139" office:value-type="string" calcext:value-type="string">
            <text:p>raboté</text:p>
          </table:table-cell>
          <table:table-cell/>
          <table:table-cell table:style-name="ce85"/>
          <table:table-cell table:number-columns-repeated="3"/>
          <table:table-cell table:style-name="ce19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07]*[Feuille3.K107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style-name="ce119"/>
          <table:table-cell table:number-columns-repeated="2"/>
          <table:table-cell table:style-name="ce85"/>
          <table:table-cell table:number-columns-repeated="3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table:style-name="ce119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6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10]*[Feuille3.K110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number-columns-repeated="3"/>
          <table:table-cell table:style-name="ce85"/>
          <table:table-cell/>
          <table:table-cell table:style-name="ce85"/>
          <table:table-cell table:style-name="ce187"/>
          <table:table-cell table:style-name="ce161"/>
          <table:table-cell/>
          <table:table-cell table:style-name="ce205"/>
          <table:table-cell table:style-name="ce220"/>
        </table:table-row>
        <table:table-row table:style-name="ro15">
          <table:table-cell table:style-name="ce90" office:value-type="string" calcext:value-type="string" table:number-columns-spanned="1" table:number-rows-spanned="2">
            <text:p>DEBORD DE TOITURE</text:p>
          </table:table-cell>
          <table:table-cell table:style-name="ce90"/>
          <table:table-cell table:style-name="ce120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2" office:value-type="string" calcext:value-type="string">
            <text:p>m²</text:p>
          </table:table-cell>
          <table:table-cell/>
          <table:table-cell table:style-name="ce196" table:formula="of:=[Feuille3.I113]*[Feuille3.K113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75" table:number-columns-repeated="2"/>
          <table:table-cell table:style-name="ce120"/>
          <table:table-cell table:number-columns-repeated="2"/>
          <table:table-cell table:style-name="ce85"/>
          <table:table-cell table:number-columns-repeated="3"/>
          <table:table-cell table:style-name="ce192"/>
          <table:table-cell/>
          <table:table-cell table:style-name="ce205"/>
          <table:table-cell table:style-name="ce192"/>
        </table:table-row>
        <table:table-row table:style-name="ro18">
          <table:table-cell table:style-name="ce75" office:value-type="string" calcext:value-type="string">
            <text:p>ACROTERES</text:p>
          </table:table-cell>
          <table:table-cell table:style-name="ce75"/>
          <table:table-cell table:style-name="ce120" office:value-type="string" calcext:value-type="string">
            <text:p>Planche douglass</text:p>
          </table:table-cell>
          <table:table-cell table:style-name="ce85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16]*[Feuille3.K116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21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2" office:value-type="string" calcext:value-type="string">
            <text:p>U</text:p>
          </table:table-cell>
          <table:table-cell/>
          <table:table-cell table:style-name="ce196" table:formula="of:=[Feuille3.I118]*[Feuille3.K118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9"/>
        </table:table-row>
        <table:table-row table:style-name="ro6">
          <table:table-cell table:style-name="ce72" office:value-type="string" calcext:value-type="string">
            <text:p>LINTEAU</text:p>
          </table:table-cell>
          <table:table-cell table:style-name="ce72"/>
          <table:table-cell/>
          <table:table-cell table:style-name="ce133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 table:style-name="ce163"/>
          <table:table-cell table:style-name="ce161"/>
          <table:table-cell table:number-columns-repeated="3"/>
        </table:table-row>
        <table:table-row table:style-name="ro6">
          <table:table-cell table:style-name="ce72" office:value-type="string" calcext:value-type="string">
            <text:p>DIVERS</text:p>
          </table:table-cell>
          <table:table-cell table:style-name="ce72"/>
          <table:table-cell/>
          <table:table-cell table:style-name="ce133"/>
          <table:table-cell table:number-columns-repeated="2"/>
          <table:table-cell table:style-name="ce146"/>
          <table:table-cell table:style-name="ce102"/>
          <table:table-cell table:style-name="ce163"/>
          <table:table-cell table:number-columns-repeated="4"/>
        </table:table-row>
        <table:table-row table:style-name="ro6">
          <table:table-cell table:style-name="ce91" office:value-type="string" calcext:value-type="string" table:number-columns-spanned="1" table:number-rows-spanned="3">
            <text:p>Compression Paille/Tec.CST</text:p>
          </table:table-cell>
          <table:table-cell table:style-name="ce91"/>
          <table:table-cell office:value-type="string" calcext:value-type="string">
            <text:p>Tasseaux</text:p>
          </table:table-cell>
          <table:table-cell table:style-name="ce133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/>
          <table:table-cell table:style-name="ce135"/>
          <table:table-cell office:value-type="float" office:value="43" calcext:value-type="float">
            <text:p>43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/>
          <table:table-cell table:style-name="ce135"/>
          <table:table-cell/>
          <table:table-cell table:style-name="ce85"/>
          <table:table-cell table:number-columns-repeated="3"/>
          <table:table-cell table:style-name="ce85"/>
          <table:table-cell table:number-columns-repeated="3"/>
        </table:table-row>
        <table:table-row table:style-name="ro6">
          <table:table-cell table:style-name="ce92" office:value-type="string" calcext:value-type="string" table:number-columns-spanned="1" table:number-rows-spanned="2">
            <text:p>Bas de mur enduit</text:p>
          </table:table-cell>
          <table:table-cell table:style-name="ce92"/>
          <table:table-cell office:value-type="string" calcext:value-type="string">
            <text:p>Lisse </text:p>
          </table:table-cell>
          <table:table-cell table:style-name="ce135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2"/>
          <table:table-cell table:style-name="ce9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5"/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16">
          <table:table-cell table:style-name="ce72" office:value-type="string" calcext:value-type="string">
            <text:p>BARDAGE</text:p>
          </table:table-cell>
          <table:table-cell table:style-name="ce72"/>
          <table:table-cell office:value-type="string" calcext:value-type="string">
            <text:p>Tasseaux <text:span text:style-name="T3">5ml/3,00m²</text:span></text:p>
          </table:table-cell>
          <table:table-cell table:style-name="ce133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5]*[Feuille3.K13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Planche douglas brut</text:p>
          </table:table-cell>
          <table:table-cell table:style-name="ce133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/>
          <table:table-cell table:style-name="ce161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7]*[Feuille3.K13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Grille anti-rongeurs</text:p>
          </table:table-cell>
          <table:table-cell table:style-name="ce133"/>
          <table:table-cell office:value-type="float" office:value="30" calcext:value-type="float">
            <text:p>30,00</text:p>
          </table:table-cell>
          <table:table-cell table:style-name="ce16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9]*[Feuille3.G139])*1.1" office:value-type="float" office:value="33" calcext:value-type="float">
            <text:p>33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0]*[Feuille3.K14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 table:style-name="ce146"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3">
            <text:p>PLANCHER TECHNIQUE D'ETAGE</text:p>
          </table:table-cell>
          <table:table-cell table:style-name="ce77"/>
          <table:table-cell office:value-type="string" calcext:value-type="string">
            <text:p>Lame douglas FMB</text:p>
          </table:table-cell>
          <table:table-cell table:style-name="ce133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table:style-name="ce105" office:value-type="string" calcext:value-type="string">
            <text:p>Déduire trémie escalier</text:p>
          </table:table-cell>
          <table:table-cell table:style-name="ce121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4]*[Feuille3.K14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Fibre bois Phonique</text:p>
          </table:table-cell>
          <table:table-cell table:style-name="ce121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6]-[Feuille3.E147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8]*[Feuille3.K14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OSB</text:p>
          </table:table-cell>
          <table:table-cell table:style-name="ce121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50]-[Feuille3.E151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52]*[Feuille3.K152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office:value-type="string" calcext:value-type="string">
            <text:p>PAREMENT FINITION</text:p>
          </table:table-cell>
          <table:table-cell table:style-name="ce72"/>
          <table:table-cell table:style-name="ce106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6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6"/>
          <table:table-cell table:style-name="ce119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5" office:value-type="float" office:value="4" calcext:value-type="float">
            <text:p>4</text:p>
          </table:table-cell>
          <table:table-cell table:style-name="ce85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u</text:p>
          </table:table-cell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56]*[Feuille3.K156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76"/>
          <table:table-cell table:style-name="ce76"/>
          <table:table-cell table:style-name="ce119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12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office:value-type="string" calcext:value-type="string">
            <text:p>STRUCT. SECONDAIRE</text:p>
          </table:table-cell>
          <table:table-cell table:style-name="ce75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Atelier </text:p>
          </table:table-cell>
          <table:table-cell table:style-name="ce75"/>
          <table:table-cell table:style-name="ce122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mur nord</text:p>
          </table:table-cell>
          <table:table-cell table:style-name="ce75"/>
          <table:table-cell table:style-name="ce120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9" table:formula="of:=8.25*3.2" office:value-type="float" office:value="26.4" calcext:value-type="float">
            <text:p>26,4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1]*[Feuille3.G161]" office:value-type="float" office:value="47.52" calcext:value-type="float">
            <text:p>47,52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ouest</text:p>
          </table:table-cell>
          <table:table-cell table:style-name="ce75"/>
          <table:table-cell table:style-name="ce120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2]*[Feuille3.G162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3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3]*[Feuille3.G163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sud</text:p>
          </table:table-cell>
          <table:table-cell table:style-name="ce75"/>
          <table:table-cell table:style-name="ce120" office:value-type="string" calcext:value-type="string">
            <text:p>avec fermacell</text:p>
          </table:table-cell>
          <table:table-cell table:style-name="ce140" office:value-type="string" calcext:value-type="string">
            <text:p>ht 2,50</text:p>
          </table:table-cell>
          <table:table-cell table:style-name="ce155" table:formula="of:=8.25*2.5" office:value-type="float" office:value="20.625" calcext:value-type="float">
            <text:p>20,63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4]*[Feuille3.G164]" office:value-type="float" office:value="37.125" calcext:value-type="float">
            <text:p>37,13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0"/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5]*[Feuille3.K165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95" table:number-columns-repeated="2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CLOISONS</text:p>
          </table:table-cell>
          <table:table-cell table:style-name="ce75"/>
          <table:table-cell table:style-name="ce122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5"/>
          <table:table-cell table:style-name="ce169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220"/>
        </table:table-row>
        <table:table-row table:style-name="ro6">
          <table:table-cell table:style-name="ce96" office:value-type="string" calcext:value-type="string" table:number-columns-spanned="1" table:number-rows-spanned="2">
            <text:p>WC + <text:s/>douche + cuisine</text:p>
          </table:table-cell>
          <table:table-cell table:style-name="ce9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8]*[Feuille3.K168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96"/>
          <table:table-cell table:style-name="ce96"/>
          <table:table-cell table:style-name="ce119"/>
          <table:table-cell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15">
          <table:table-cell table:style-name="ce97" office:value-type="string" calcext:value-type="string">
            <text:p>Autres cloisons</text:p>
          </table:table-cell>
          <table:table-cell table:style-name="ce97"/>
          <table:table-cell table:style-name="ce119" office:value-type="string" calcext:value-type="string">
            <text:p>Ossatures</text:p>
          </table:table-cell>
          <table:table-cell table:style-name="ce141" office:value-type="string" calcext:value-type="string">
            <text:p>70/45</text:p>
          </table:table-cell>
          <table:table-cell table:style-name="ce115"/>
          <table:table-cell table:style-name="ce85"/>
          <table:table-cell table:style-name="ce146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97" table:number-columns-repeated="2"/>
          <table:table-cell table:style-name="ce124"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7" table:number-columns-repeated="2"/>
          <table:table-cell table:style-name="ce119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5" office:value-type="string" calcext:value-type="string">
            <text:p>Contreventement Osb</text:p>
          </table:table-cell>
          <table:table-cell table:style-name="ce142" office:value-type="string" calcext:value-type="string">
            <text:p><text:s/>12 mm</text:p>
          </table:table-cell>
          <table:table-cell table:style-name="ce155" office:value-type="float" office:value="27.5" calcext:value-type="float">
            <text:p>27,5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4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5" table:number-columns-repeated="2"/>
          <table:table-cell table:style-name="ce126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95" office:value-type="string" calcext:value-type="string">
            <text:p>QUINCAILLERIE</text:p>
          </table:table-cell>
          <table:table-cell table:style-name="ce95"/>
          <table:table-cell table:style-name="ce126" office:value-type="string" calcext:value-type="string">
            <text:p>LOT</text:p>
          </table:table-cell>
          <table:table-cell table:style-name="ce141"/>
          <table:table-cell table:style-name="ce15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6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143"/>
          <table:table-cell table:style-name="ce156"/>
          <table:table-cell table:style-name="ce86"/>
          <table:table-cell table:style-name="ce175"/>
          <table:table-cell table:style-name="ce143"/>
          <table:table-cell table:style-name="ce86"/>
          <table:table-cell table:style-name="ce143"/>
          <table:table-cell table:style-name="ce206"/>
          <table:table-cell table:style-name="ce198"/>
          <table:table-cell table:style-name="ce215"/>
        </table:table-row>
        <table:table-row table:style-name="ro6">
          <table:table-cell table:style-name="ce99" table:number-columns-repeated="2"/>
          <table:table-cell table:style-name="ce128"/>
          <table:table-cell table:style-name="ce85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>
          <table:table-cell table:style-name="ce100" table:number-columns-repeated="2"/>
          <table:table-cell table:style-name="ce129"/>
          <table:table-cell table:style-name="ce85"/>
          <table:table-cell table:style-name="ce115"/>
          <table:table-cell table:style-name="ce85"/>
          <table:table-cell table:style-name="ce149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7"/>
          <table:table-cell table:style-name="ce170"/>
          <table:table-cell table:style-name="ce35"/>
          <table:table-cell table:style-name="ce170"/>
          <table:table-cell table:style-name="ce42"/>
          <table:table-cell table:style-name="ce170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1"/>
          <table:covered-table-cell table:style-name="ce193"/>
          <table:table-cell table:style-name="ce201"/>
          <table:table-cell table:style-name="ce212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9"/>
          <table:table-cell table:style-name="ce86"/>
          <table:table-cell table:style-name="ce156"/>
          <table:table-cell table:style-name="ce86" table:number-columns-repeated="3"/>
          <table:table-cell table:style-name="ce209"/>
          <table:table-cell table:style-name="ce215"/>
          <table:table-cell/>
        </table:table-row>
        <table:table-row table:style-name="ro19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1"/>
          <table:covered-table-cell table:style-name="ce193"/>
          <table:table-cell table:style-name="ce210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6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 table:number-rows-repeated="5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first-page-number="continue" style:scale-to="74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2">00/00/0000</text:date>, <text:time style:data-style-name="N2" text:time-value="18:30:36.729440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2T23:26:12.327044160</dc:date>
    <meta:generator>LibreOffice/4.4.3.2$Linux_X86_64 LibreOffice_project/40m0$Build-2</meta:generator>
    <meta:editing-duration>P7DT9H59M8S</meta:editing-duration>
    <meta:editing-cycles>425</meta:editing-cycles>
    <meta:print-date>2015-07-22T08:30:52.452940411</meta:print-date>
    <meta:document-statistic meta:table-count="5" meta:cell-count="3593" meta:object-count="0"/>
  </office:meta>
</office:document-meta>
</file>